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Basic/Standard/Modul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WT UI" svg:font-family="'Andale WT UI', 'MS Mincho', 'HG Mincho L', 'MS PGothic', 'Arial Unicode MS'"/>
    <style:font-face style:name="Simplified Arabic" svg:font-family="'Simplified Arabic', 'Andale WT UI', 'Arial Unicode MS'"/>
    <style:font-face style:name="Andale Sans UI" svg:font-family="'Andale Sans UI'" style:font-pitch="variable"/>
    <style:font-face style:name="Lucidasans" svg:font-family="Lucidasans" style:font-pitch="variable"/>
    <style:font-face style:name="Thorndale" svg:font-family="Thorndale" style:font-family-generic="roman" style:font-pitch="variable"/>
  </office:font-face-decls>
  <office:automatic-styles>
    <style:style style:name="P1" style:family="paragraph" style:parent-style-name="Standard">
      <style:text-properties fo:font-weight="normal"/>
    </style:style>
    <style:style style:name="P2" style:family="paragraph"/>
    <style:style style:name="T1" style:family="text">
      <style:text-properties fo:color="#ff0000"/>
    </style:style>
    <style:style style:name="gr1" style:family="graphic">
      <style:graphic-properties style:wrap="run-through" style:vertical-pos="from-top"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CommandButton1" form:control-implementation="ooo:com.sun.star.form.component.CommandButton" form:id="control1" form:label="Start changing" office:target-frame="" xlink:href="" form:image-data="" form:delay-for-repeat="PT0.50S" form:image-position="top" form:image-align="center">
            <form:properties>
              <form:property form:property-name="DefaultControl" office:value-type="string" office:string-value="stardiv.one.form.control.CommandButton"/>
            </form:properties>
            <office:event-listeners>
              <script:event-listener script:language="ooo:StarBasic" script:event-name="form:performaction" script:macro-name="Standard.Modul1.Main"/>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his <text:span text:style-name="T1">neighbour</text:span> in the alley. Like lightening he darted off to the left and disappeared between the two warehouses almost falling over the trash can lying in the <text:span text:style-name="T1">centre</text:span>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one <text:span text:style-name="T1">metre</text:span> behind him swung quietly to and fro in the night's breeze. Could this be the haven he'd prayed for? Slowly he slid toward the door, pressing himself more and more into the wall, into the dark, away from his enemy. Would this door save his hide?</text:p>
      <text:p text:style-name="Standard"/>
      <text:p text:style-name="P1"><draw:control text:anchor-type="as-char" svg:y="-0.411cm" draw:z-index="0" draw:style-name="gr1" draw:text-style-name="P2" svg:width="4.012cm" svg:height="0.742cm" draw:control="control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WT UI" svg:font-family="'Andale WT UI', 'MS Mincho', 'HG Mincho L', 'MS PGothic', 'Arial Unicode MS'"/>
    <style:font-face style:name="Simplified Arabic" svg:font-family="'Simplified Arabic', 'Andale WT UI', 'Arial Unicode MS'"/>
    <style:font-face style:name="Andale Sans UI" svg:font-family="'Andale Sans UI'" style:font-pitch="variable"/>
    <style:font-face style:name="Lucidasans" svg:font-family="Lucidasans"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fo:color="#000000" style:font-name="Thorndale" fo:font-size="12pt" fo:language="en" fo:country="US" style:font-name-asian="Andale WT UI" style:font-size-asian="12pt" style:language-asian="none" style:country-asian="none" style:font-name-complex="Simplified Arabic"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1.251cm" style:writing-mode="page"/>
      <style:text-properties fo:color="#000000" fo:font-size="12pt" fo:language="en" fo:country="US"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Linux OpenOffice.org_project/680m66$Build-8852$CWS-sdksample</meta:generator>
    <meta:creation-date>2000-05-30T13:43:35</meta:creation-date>
    <dc:date>2005-01-11T18:14:47</dc:date>
    <meta:print-date>0-00-00T00:00:00</meta:print-date>
    <dc:language>en-US</dc:language>
    <meta:editing-cycles>0</meta:editing-cycles>
    <meta:editing-duration>PT0S</meta:editing-duration>
    <meta:user-defined meta:name="Info 0"/>
    <meta:user-defined meta:name="Info 1"/>
    <meta:user-defined meta:name="Info 2"/>
    <meta:user-defined meta:name="Info 3"/>
    <meta:document-statistic meta:table-count="0" meta:image-count="0" meta:object-count="0" meta:page-count="1" meta:paragraph-count="2" meta:word-count="299" meta:character-count="1581"/>
  </office:meta>
</office:document-meta>
</file>

<file path=Basic/Standard/Modul1.xml><?xml version="1.0" encoding="utf-8"?>
<!DOCTYPE module  PUBLIC '-//OpenOffice.org//DTD OfficeDocument 1.0//EN'  'module.dtd'>
<script:module xmlns:script="http://openoffice.org/2000/script" script:name="Modul1" script:language="StarBasic">Sub Main
  Dim mBritishWords(5) As String
  Dim mUSWords(5) As String
  Dim n As Long
  Dim oDocument As Object
  Dim oReplace As Object

  mBritishWords() = Array("colour", "neighbour", "centre", _
        "behaviour", "metre", "through")
  mUSWords() = Array("color", "neighbor", "center", _
        "behavior", "meter", "thru")
  oDocument = ThisComponent
  oReplace = oDocument.createReplaceDescriptor
  For n = lbound(mBritishWords()) To ubound(mBritishWords())
    oReplace.SearchString = mBritishWords(n)
    oReplace.ReplaceString = mUSWords(n)
    oDocument.replaceAll(oReplace)
  Next 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